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4">
            <text:p>2013-11-0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5">
            <text:p>2013-11-0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rmar y publicar resumen de clase 22</text:p>
          </table:table-cell>
          <table:table-cell office:value-type="date" office:date-value="2013-11-05">
            <text:p>2013-11-0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6">
            <text:p>2013-11-06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08">
            <text:p>2013-11-08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0">
            <text:p>2013-11-1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1">
            <text:p>2013-11-11</text:p>
          </table:table-cell>
          <table:table-cell table:number-columns-repeated="2" office:value-type="float" office:value="120">
            <text:p>12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3">
            <text:p>2013-11-13</text:p>
          </table:table-cell>
          <table:table-cell table:number-columns-repeated="2"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 style:data-style-name="N2" text:time-value="0000-00-00T10:40:1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13T10:41:32</dc:date>
    <meta:editing-duration>P2DT2H25M37S</meta:editing-duration>
    <meta:editing-cycles>47</meta:editing-cycles>
    <dc:creator>Mint </dc:creator>
    <meta:document-statistic meta:table-count="2" meta:cell-count="271" meta:object-count="0"/>
  </office:meta>
</office:document-meta>
</file>